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float" office:value="2623" calcext:value-type="float">
            <text:p>2623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table:style-name="ce3" office:value-type="float" office:value="2644" calcext:value-type="float">
            <text:p>2644</text:p>
          </table:table-cell>
          <table:table-cell table:style-name="ce3"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1987" calcext:value-type="float">
            <text:p>1987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048" calcext:value-type="float">
            <text:p>2048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33" calcext:value-type="float">
            <text:p>2033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942" calcext:value-type="float">
            <text:p>1942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35" calcext:value-type="float">
            <text:p>2035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81" calcext:value-type="float">
            <text:p>198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33" calcext:value-type="float">
            <text:p>2033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15" calcext:value-type="float">
            <text:p>2015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92" calcext:value-type="float">
            <text:p>1992</text:p>
          </table:table-cell>
          <table:table-cell table:number-columns-repeated="3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983" calcext:value-type="float">
            <text:p>1983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/>
          <table:table-cell table:style-name="ce4" office:value-type="string" calcext:value-type="string">
            <text:p>Actual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5"/>
          <table:table-cell table:number-columns-repeated="3"/>
        </table:table-row>
        <table:table-row table:style-name="ro1">
          <table:table-cell table:style-name="Default"/>
          <table:table-cell table:style-name="ce6" office:value-type="float" office:value="0" calcext:value-type="float">
            <text:p>0</text:p>
          </table:table-cell>
          <table:table-cell table:style-name="ce7" table:formula="of:=AVERAGE([.A2:.A11])" office:value-type="float" office:value="2623.9" calcext:value-type="float">
            <text:p>2623.9</text:p>
          </table:table-cell>
          <table:table-cell table:style-name="ce7" table:formula="of:=AVERAGE([.B2:.B11])" office:value-type="float" office:value="373.1" calcext:value-type="float">
            <text:p>373.1</text:p>
          </table:table-cell>
          <table:table-cell/>
        </table:table-row>
        <table:table-row table:style-name="ro1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7" table:formula="of:=AVERAGE([.A12:.A21])" office:value-type="float" office:value="340.1" calcext:value-type="float">
            <text:p>340.1</text:p>
          </table:table-cell>
          <table:table-cell table:style-name="ce7" table:formula="of:=AVERAGE([.B12:.B21])" office:value-type="float" office:value="2004.9" calcext:value-type="float">
            <text:p>2004.9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>
            <text:p>Predic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Recall</text:p>
          </table:table-cell>
          <table:table-cell table:style-name="ce15" table:formula="of:=[.D27]/([.C27]+[.D27])" office:value-type="float" office:value="0.854968017057569" calcext:value-type="float">
            <text:p>0.8550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Specifity</text:p>
          </table:table-cell>
          <table:table-cell table:style-name="ce15" table:formula="of:=[.C26]/([.C26]+[.D26])" office:value-type="float" office:value="0.875508842175509" calcext:value-type="float">
            <text:p>0.8755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ecision</text:p>
          </table:table-cell>
          <table:table-cell table:style-name="ce15" table:formula="of:=[.D27]/([.D27]+[.D26])" office:value-type="float" office:value="0.843103448275862" calcext:value-type="float">
            <text:p>0.84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8">0000/00/00</text:date>, <text:time style:data-style-name="N2" text:time-value="15:03:08.051195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6:48:50.336087379</meta:creation-date>
    <dc:date>2019-09-28T15:16:59.319382001</dc:date>
    <meta:editing-duration>PT22M34S</meta:editing-duration>
    <meta:editing-cycles>3</meta:editing-cycles>
    <meta:generator>LibreOffice/6.0.7.3$Linux_X86_64 LibreOffice_project/00m0$Build-3</meta:generator>
    <meta:document-statistic meta:table-count="1" meta:cell-count="56" meta:object-count="0"/>
  </office:meta>
</office:document-meta>
</file>